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signing an earthquake prediction model using Python involves several key steps, as you’ve outlined. Let’s briefly discuss each of these topics:</text:p>
      <text:p text:style-name="Normal">1. **Data Source**:</text:p>
      <text:p text:style-name="Normal"><text:s text:c="3"/>- Identify authoritative sources for earthquake data, such as USGS or seismic observatories.</text:p>
      <text:p text:style-name="Normal"><text:s text:c="3"/>- Access historical earthquake data and real-time data feeds if available.</text:p>
      <text:p text:style-name="Normal"><text:s text:c="3"/>- Ensure data integrity, reliability, and consistency in format.</text:p>
      <text:p text:style-name="Normal"/>
      <text:p text:style-name="Normal">2. **Feature Exploration**:</text:p>
      <text:p text:style-name="Normal"><text:s text:c="3"/>- Analyze the earthquake dataset to understand its structure and characteristics.</text:p>
      <text:p text:style-name="Normal"><text:s text:c="3"/>- Explore relevant features, such as earthquake magnitude, depth, location coordinates, date, and time.</text:p>
      <text:p text:style-name="Normal"><text:s text:c="3"/>- Consider additional external factors like tectonic plate boundaries, fault lines, and geological data.</text:p>
      <text:p text:style-name="Normal"/>
      <text:p text:style-name="Normal">3. **Visualization**:</text:p>
      <text:p text:style-name="Normal"><text:s text:c="3"/>- Create informative visualizations to gain insights and communicate findings:</text:p>
      <text:p text:style-name="Normal"><text:s text:c="5"/>- Plot earthquake frequency over time.</text:p>
      <text:p text:style-name="Normal"><text:s text:c="5"/>- Geospatial maps showing earthquake locations.</text:p>
      <text:p text:style-name="Normal"><text:s text:c="5"/>- Histograms or box plots for feature distributions.</text:p>
      <text:p text:style-name="Normal"><text:s text:c="5"/>- Correlation matrices to understand feature relationships.</text:p>
      <text:p text:style-name="Normal"><text:s text:c="5"/>- Time series plots for seismic activity trends.</text:p>
      <text:p text:style-name="Normal"/>
      <text:p text:style-name="Normal">4. **Model Development**:</text:p>
      <text:p text:style-name="Normal"><text:s text:c="3"/>- Select an appropriate machine learning or deep learning algorithm for earthquake prediction.</text:p>
      <text:p text:style-name="Normal"><text:s text:c="3"/>- Preprocess data by normalizing, scaling, and encoding categorical variables if necessary.</text:p>
      <text:p text:style-name="Normal"><text:s text:c="3"/>- Split the dataset into training, validation, and testing sets to ensure model generalization.</text:p>
      <text:p text:style-name="Normal"><text:s text:c="3"/>- Build a predictive model architecture, considering the selected algorithm's requirements.</text:p>
      <text:p text:style-name="Normal"/>
      <text:p text:style-name="Normal">5. **Training and Evaluating**:</text:p>
      <text:p text:style-name="Normal"><text:s text:c="3"/>- Train the earthquake prediction model on the training dataset.</text:p>
      <text:p text:style-name="Normal"><text:s text:c="3"/>- Tune hyperparameters to optimize model performance using the validation dataset.</text:p>
      <text:p text:style-name="Normal"><text:s text:c="3"/>- Evaluate the model's performance on the testing dataset using relevant metrics like MAE, MSE, or RMSE.</text:p>
      <text:p text:style-name="Normal"><text:s text:c="3"/>- Consider time-series evaluation techniques like rolling-window cross-validation for temporal data.</text:p>
      <text:p text:style-name="Normal"/>
      <text:p text:style-name="Normal">6. **Iterate and Improve**:</text:p>
      <text:p text:style-name="Normal"><text:s text:c="3"/>- Continuously refine the model by iterating through feature engineering, hyperparameter tuning, and architecture adjustments.</text:p>
      <text:p text:style-name="Normal"><text:s text:c="3"/>- Explore ensemble methods or stacking to enhance predictive accuracy.</text:p>
      <text:p text:style-name="Normal"><text:s text:c="3"/>- Pay attention to model interpretability to understand its decision-making processes.</text:p>
      <text:p text:style-name="Normal"/>
      <text:p text:style-name="Normal">7. **Deployment**:</text:p>
      <text:p text:style-name="Normal"><text:s text:c="3"/>- Prepare the model for deployment in a real-world earthquake prediction system.</text:p>
      <text:p text:style-name="Normal"><text:s text:c="3"/>- Implement a user-friendly interface or API for accessing predictions.</text:p>
      <text:p text:style-name="Normal"><text:s text:c="3"/>- Consider scalability and real-time processing for handling incoming data streams.</text:p>
      <text:p text:style-name="Normal"/>
      <text:p text:style-name="Normal">8. **Monitoring and Maintenance**:</text:p>
      <text:p text:style-name="Normal"><text:s text:c="3"/>- Establish a monitoring system to track the model's performance in real-time.</text:p>
      <text:p text:style-name="Normal"><text:s text:c="3"/>- Implement automated retraining processes to keep the model up-to-date with new data.</text:p>
      <text:p text:style-name="Normal"><text:s text:c="3"/>- Be prepared to handle model failures and downtime gracefully.</text:p>
      <text:p text:style-name="Normal"/>
      <text:p text:style-name="Normal">9. **Ethical Considerations**:</text:p>
      <text:p text:style-name="Normal"><text:s text:c="3"/>- Address the ethical implications of earthquake prediction, including false positives and public safety.</text:p>
      <text:p text:style-name="Normal"><text:s text:c="3"/>- Communicate predictions responsibly and transparently to avoid unnecessary panic.</text:p>
      <text:p text:style-name="Normal"/>
      <text:p text:style-name="Normal">10. **Documentation and Knowledge Sharing**:</text:p>
      <text:p text:style-name="Normal"><text:s text:c="4"/>- Document every step of the model development process, from data collection to deployment.</text:p>
      <text:p text:style-name="Normal"><text:s text:c="4"/>- Share your research, findings, and lessons learned with the scientific community to advance earthquake prediction research.</text:p>
      <text:p text:style-name="Normal"/>
      <text:p text:style-name="Normal">This design thinking approach ensures a systematic and iterative process for developing a robust earthquake prediction model while considering data quality, model performance, and ethical concerns. Collaboration with domain experts is crucial throughout the entire proces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pi823102@gmail.com</meta:initial-creator>
    <dc:creator>gpi823102@gmail.com</dc:creator>
    <meta:creation-date>2023-09-28T15:23:00Z</meta:creation-date>
    <dc:date>2023-09-28T15:23:00Z</dc:date>
    <meta:template xlink:href="Normal.dotm" xlink:type="simple"/>
    <meta:editing-cycles>4</meta:editing-cycles>
    <meta:editing-duration>PT120S</meta:editing-duration>
    <meta:document-statistic meta:page-count="1" meta:paragraph-count="7" meta:word-count="532" meta:character-count="3561" meta:row-count="25" meta:non-whitespace-character-count="3036"/>
  </office:meta>
</office:document-meta>
</file>